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6c4" officeooo:paragraph-rsid="001ac6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ring&gt;</text:p>
      <text:p text:style-name="P1">#include&lt;iostream&gt;</text:p>
      <text:p text:style-name="P1"/>
      <text:p text:style-name="P1">int main()</text:p>
      <text:p text:style-name="P1">{</text:p>
      <text:p text:style-name="P1"><text:s text:c="2"/>using namespace std;</text:p>
      <text:p text:style-name="P1"/>
      <text:p text:style-name="P1"><text:s text:c="2"/>string word1 = "hot", word2 = "dog";</text:p>
      <text:p text:style-name="P1"><text:s text:c="2"/>string word3;</text:p>
      <text:p text:style-name="P1"><text:s text:c="2"/></text:p>
      <text:p text:style-name="P1"><text:s text:c="2"/>//concatenation</text:p>
      <text:p text:style-name="P1"><text:s text:c="2"/>word3 = word1 + word2;</text:p>
      <text:p text:style-name="P1"><text:s text:c="2"/></text:p>
      <text:p text:style-name="P1"><text:s text:c="2"/>//output</text:p>
      <text:p text:style-name="P1"><text:s text:c="2"/>cout &lt;&lt; word1 &lt;&lt; " + " &lt;&lt; word2 &lt;&lt; " = " &lt;&lt; word3 &lt;&lt; endl;</text:p>
      <text:p text:style-name="P1"><text:s text:c="2"/></text:p>
      <text:p text:style-name="P1"><text:s text:c="2"/>//Accesing individual chracter</text:p>
      <text:p text:style-name="P1"><text:s text:c="2"/>cout &lt;&lt; "First letter in " <text:s/>&lt;&lt; word1 &lt;&lt; " is " &lt;&lt; word1[0] &lt;&lt; endl;</text:p>
      <text:p text:style-name="P1"><text:s text:c="2"/>cout &lt;&lt; "Last letter in " &lt;&lt; word1 &lt;&lt; " is "</text:p>
      <text:p text:style-name="P1"><text:s text:c="7"/>&lt;&lt; word1[word1.length()-1] &lt;&lt; endl;</text:p>
      <text:p text:style-name="P1"><text:s text:c="2"/>cout &lt;&lt; "First letter in " &lt;&lt; word2 &lt;&lt; " is " &lt;&lt; word2.at(0) &lt;&lt; endl;</text:p>
      <text:p text:style-name="P1"><text:s text:c="2"/>cout &lt;&lt; "Last letter in" &lt;&lt; word2 &lt;&lt; " is "</text:p>
      <text:p text:style-name="P1"><text:s text:c="7"/>&lt;&lt; word2.at(word2.length()-1) &lt;&lt; endl;</text:p>
      <text:p text:style-name="P1"><text:s text:c="2"/></text:p>
      <text:p text:style-name="P1"><text:s text:c="2"/>//input</text:p>
      <text:p text:style-name="P1"><text:s text:c="2"/>cout &lt;&lt; "Enter a word: ";</text:p>
      <text:p text:style-name="P1"><text:s text:c="2"/>cin &gt;&gt; word1;</text:p>
      <text:p text:style-name="P1"><text:s text:c="2"/>cout &lt;&lt; word1 &lt;&lt; " was entered" &lt;&lt; endl;</text:p>
      <text:p text:style-name="P1"><text:s text:c="2"/>// comparisons</text:p>
      <text:p text:style-name="P1"><text:s text:c="2"/>if (word1 == word2)</text:p>
      <text:p text:style-name="P1"><text:s text:c="4"/>cout &lt;&lt; word1 &lt;&lt; " == " &lt;&lt; word2 &lt;&lt; endl;</text:p>
      <text:p text:style-name="P1"><text:s text:c="2"/>if (word1 &lt; word2)</text:p>
      <text:p text:style-name="P1"><text:s text:c="4"/>cout &lt;&lt; word1 &lt;&lt; " &lt; " &lt;&lt; word2 &lt;&lt; endl;</text:p>
      <text:p text:style-name="P1"><text:s text:c="3"/>if (word1 &gt; word2)</text:p>
      <text:p text:style-name="P1"><text:s text:c="4"/>cout &lt;&lt; word1 &lt;&lt; " &gt; " &lt;&lt; word2 &lt;&lt; endl;</text:p>
      <text:p text:style-name="P1"/>
      <text:p text:style-name="P1"><text:s text:c="3"/>//find</text:p>
      <text:p text:style-name="P1"><text:s text:c="3"/>size_t position = word3.find("dog");</text:p>
      <text:p text:style-name="P1"><text:s text:c="3"/>if (position != string::npos) //string::npos is value of not found</text:p>
      <text:p text:style-name="P1"><text:s text:c="5"/>cout &lt;&lt; "dog starts at index " &lt;&lt; position &lt;&lt; " in " &lt;&lt; word3 &lt;&lt; endl;</text:p>
      <text:p text:style-name="P1"/>
      <text:p text:style-name="P1"><text:s text:c="2"/></text:p>
      <text:p text:style-name="P1"><text:s text:c="2"/>cout &lt;&lt; "Enter a line: ";</text:p>
      <text:p text:style-name="P1"><text:s text:c="2"/>cin.ignore(); //disgard teh next character in the stream</text:p>
      <text:p text:style-name="P1"><text:s text:c="2"/>getline(cin, word2);</text:p>
      <text:p text:style-name="P1"><text:s text:c="2"/>cout &lt;&lt; word2 &lt;&lt; " was entered" &lt;&lt;endl;</text:p>
      <text:p text:style-name="P1"/>
      <text:p text:style-name="P1"><text:s text:c="2"/></text:p>
      <text:p text:style-name="P1"><text:s text:c="2"/></text:p>
      <text:p text:style-name="P1"><text:soft-page-break/><text:s text:c="2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0:26:48.914527983</meta:creation-date>
    <dc:date>2017-02-12T20:27:34.714097771</dc:date>
    <meta:editing-duration>PT46S</meta:editing-duration>
    <meta:editing-cycles>1</meta:editing-cycles>
    <meta:document-statistic meta:table-count="0" meta:image-count="0" meta:object-count="0" meta:page-count="2" meta:paragraph-count="46" meta:word-count="232" meta:character-count="1251" meta:non-whitespace-character-count="952"/>
    <meta:generator>LibreOffice/5.1.4.2$Linux_X86_64 LibreOffice_project/10m0$Build-2</meta:generator>
  </office:meta>
</office:document-meta>
</file>